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940000039CAD7A99F7.png" manifest:media-type="image/png"/>
  <manifest:file-entry manifest:full-path="Pictures/10000001000008940000039C43ED14A8.png" manifest:media-type="image/png"/>
  <manifest:file-entry manifest:full-path="Pictures/1000000100000894000003E4CA70B79C.png" manifest:media-type="image/png"/>
  <manifest:file-entry manifest:full-path="Pictures/10000001000008940000039C5BBBF423.png" manifest:media-type="image/png"/>
  <manifest:file-entry manifest:full-path="Pictures/10000001000008940000039C4D1750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as-char" svg:y="-7.396cm" svg:width="25.497cm" svg:height="10.73cm" draw:z-index="0"><draw:image xlink:href="Pictures/10000001000008940000039C4D175047.png" xlink:type="simple" xlink:show="embed" xlink:actuate="onLoad" draw:mime-type="image/png"/><svg:title>Gráfico de respostas do Formulários Google. Título da pergunta: 1. Pediu demissão do emprego na esperança de início do curso em 2.9.2025?. Número de respostas: 98 respostas.</svg:title></draw:frame><text:bookmark text:name="docs-internal-guid-3bf7cae4-7fff-174d-6677-87310e5fa5bf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bookmark text:name="docs-internal-guid-98251701-7fff-b3ef-d5ed-bbbe9675e283"/></text:p>
      <text:p text:style-name="Standard"><draw:frame draw:style-name="fr1" draw:name="Figura2" text:anchor-type="as-char" svg:y="-15.3cm" svg:width="25.83cm" svg:height="10.871cm" draw:z-index="1"><draw:image xlink:href="Pictures/10000001000008940000039C5BBBF423.png" xlink:type="simple" xlink:show="embed" xlink:actuate="onLoad" draw:mime-type="image/png"/><svg:title>Gráfico de respostas do Formulários Google. Título da pergunta: 2. Se encontra atualmente em licença remunerada na esperança de início do curso em 2.9.2025?. Número de respostas: 98 respostas.</svg:title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as-char" svg:width="25.19cm" svg:height="11.426cm" draw:z-index="2"><draw:image xlink:href="Pictures/1000000100000894000003E4CA70B79C.png" xlink:type="simple" xlink:show="embed" xlink:actuate="onLoad" draw:mime-type="image/png"/><svg:title>Gráfico de respostas do Formulários Google. Título da pergunta: 3. Se encontra atualmente em licença NÃO remunerada na esperança de início do curso em 2.9.2025?. Número de respostas: 98 respostas.</svg:title></draw:frame><text:bookmark text:name="docs-internal-guid-3c62fa35-7fff-a09f-367e-cf0d7d79f1f8"/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as-char" svg:y="-9.354cm" svg:width="24.604cm" svg:height="10.354cm" draw:z-index="3"><draw:image xlink:href="Pictures/10000001000008940000039C43ED14A8.png" xlink:type="simple" xlink:show="embed" xlink:actuate="onLoad" draw:mime-type="image/png"/><svg:title>Gráfico de respostas do Formulários Google. Título da pergunta: 4. Já tem imóvel alugado a espera do início do curso?. Número de respostas: 98 respostas.</svg:title></draw:frame><text:bookmark text:name="docs-internal-guid-cfbccfcc-7fff-1d90-710d-7d1578867388"/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5" text:anchor-type="as-char" svg:width="25.155cm" svg:height="10.585cm" draw:z-index="4"><draw:image xlink:href="Pictures/10000001000008940000039CAD7A99F7.png" xlink:type="simple" xlink:show="embed" xlink:actuate="onLoad" draw:mime-type="image/png"/><svg:title>Gráfico de respostas do Formulários Google. Título da pergunta: 5. Você contava com a bolsa do curso para seu sustento, a partir do início do curso?. Número de respostas: 98 respostas.</svg:title></draw:frame><text:bookmark text:name="docs-internal-guid-20a4df87-7fff-fa62-f6d0-19220261c4bc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ffffff" style:writing-mode="lr-tb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4:09:07.541009674</meta:creation-date>
    <dc:date>2025-09-08T14:17:46.900207472</dc:date>
    <meta:editing-duration>PT8M39S</meta:editing-duration>
    <meta:editing-cycles>3</meta:editing-cycles>
    <meta:generator>LibreOffice/25.2.2.2$Linux_X86_64 LibreOffice_project/520$Build-2</meta:generator>
    <meta:document-statistic meta:table-count="0" meta:image-count="5" meta:object-count="0" meta:page-count="5" meta:paragraph-count="5" meta:word-count="0" meta:character-count="0" meta:non-whitespace-character-count="0"/>
  </office:meta>
</office:document-meta>
</file>